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24a8" officeooo:paragraph-rsid="001924a8"/>
    </style:style>
    <style:style style:name="P2" style:family="paragraph" style:parent-style-name="Standard">
      <style:text-properties fo:font-weight="bold" officeooo:rsid="001924a8" officeooo:paragraph-rsid="001924a8" style:font-weight-asian="bold" style:font-weight-complex="bold"/>
    </style:style>
    <style:style style:name="P3" style:family="paragraph" style:parent-style-name="Standard">
      <style:text-properties fo:font-weight="normal" officeooo:rsid="001924a8" officeooo:paragraph-rsid="001924a8" style:font-weight-asian="normal" style:font-weight-complex="normal"/>
    </style:style>
    <style:style style:name="P4" style:family="paragraph" style:parent-style-name="Standard">
      <style:text-properties fo:font-weight="normal" officeooo:rsid="001a2e98" officeooo:paragraph-rsid="001a2e98" style:font-weight-asian="normal" style:font-weight-complex="normal"/>
    </style:style>
    <style:style style:name="P5" style:family="paragraph" style:parent-style-name="Standard">
      <style:text-properties officeooo:rsid="001a2e98" officeooo:paragraph-rsid="001a2e98"/>
    </style:style>
    <style:style style:name="P6" style:family="paragraph" style:parent-style-name="Text_20_body">
      <loext:graphic-properties draw:fill-gradient-name="gradient" draw:fill-hatch-name="hatch"/>
      <style:paragraph-properties fo:line-height="100%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</style:style>
    <style:style style:name="P8" style:family="paragraph" style:parent-style-name="Text_20_body">
      <loext:graphic-properties draw:fill-gradient-name="gradient" draw:fill-hatch-name="hatch"/>
      <style:paragraph-properties fo:line-height="100%"/>
      <style:text-properties officeooo:paragraph-rsid="001a2e98"/>
    </style:style>
    <style:style style:name="P9" style:family="paragraph" style:parent-style-name="Text_20_body">
      <loext:graphic-properties draw:fill-gradient-name="gradient" draw:fill-hatch-name="hatch"/>
      <style:paragraph-properties fo:line-height="100%"/>
      <style:text-properties fo:font-style="italic" style:font-style-asian="italic" style:font-style-complex="italic"/>
    </style:style>
    <style:style style:name="P10" style:family="paragraph" style:parent-style-name="Text_20_body">
      <loext:graphic-properties draw:fill-gradient-name="gradient" draw:fill-hatch-name="hatch"/>
      <style:paragraph-properties fo:line-height="100%"/>
      <style:text-properties officeooo:rsid="001a2e98" officeooo:paragraph-rsid="001a2e98"/>
    </style:style>
    <style:style style:name="T1" style:family="text">
      <style:text-properties fo:font-weight="normal" officeooo:rsid="001924a8" style:font-weight-asian="normal" style:font-weight-complex="normal"/>
    </style:style>
    <style:style style:name="T2" style:family="text">
      <style:text-properties officeooo:rsid="001a2e98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ocations</text:span></text:p>
      <text:p text:style-name="P1">Helium City</text:p>
      <text:p text:style-name="P1">Victory Road</text:p>
      <text:p text:style-name="P1">Victory Cave</text:p>
      <text:p text:style-name="P1">Arevelyan Ocean</text:p>
      <text:p text:style-name="P1">Beryllium Island</text:p>
      <text:p text:style-name="P1">Ferry</text:p>
      <text:p text:style-name="P1">Museum</text:p>
      <text:p text:style-name="P1">Route 16</text:p>
      <text:p text:style-name="P1">Battle Tower</text:p>
      <text:p text:style-name="P1">Pokémon League Tryout Tournament</text:p>
      <text:p text:style-name="P1">Carbon Correctional Facility</text:p>
      <text:p text:style-name="P5">Ultra Space</text:p>
      <text:p text:style-name="P1"/>
      <text:p text:style-name="P2">Trainers</text:p>
      <text:p text:style-name="P1">Reysh</text:p>
      <text:p text:style-name="P1">Professor Cherry</text:p>
      <text:p text:style-name="P1">Euanthe</text:p>
      <text:p text:style-name="P1">Praxidike</text:p>
      <text:p text:style-name="P1">Lysithea</text:p>
      <text:p text:style-name="P1">Themisto</text:p>
      <text:p text:style-name="P1">Pasiphae</text:p>
      <text:p text:style-name="P1">Amalthea</text:p>
      <text:p text:style-name="P1">Harpalyke</text:p>
      <text:p text:style-name="P1">Tes</text:p>
      <text:p text:style-name="P1">Shin</text:p>
      <text:p text:style-name="P1">Khof</text:p>
      <text:p text:style-name="P1">Daled</text:p>
      <text:p text:style-name="P1">Samekh</text:p>
      <text:p text:style-name="P1">Tsadek</text:p>
      <text:p text:style-name="P1">Europa</text:p>
      <text:p text:style-name="P1">Io</text:p>
      <text:p text:style-name="P1">Ganymede</text:p>
      <text:p text:style-name="P1">Callisto</text:p>
      <text:p text:style-name="P1">Taranis</text:p>
      <text:p text:style-name="P1">Aunt Morena</text:p>
      <text:p text:style-name="P1"/>
      <text:p text:style-name="P2">Pokemon</text:p>
      <text:p text:style-name="P3">Clowd</text:p>
      <text:p text:style-name="P3">Storrm</text:p>
      <text:p text:style-name="P3">Galefront</text:p>
      <text:p text:style-name="P3">Photowyrm</text:p>
      <text:p text:style-name="P3">Chromasp</text:p>
      <text:p text:style-name="P3">Chordalux</text:p>
      <text:p text:style-name="P3">Cauldream</text:p>
      <text:p text:style-name="P3">Crucibleak</text:p>
      <text:p text:style-name="P3">Cauldread</text:p>
      <text:p text:style-name="P3">Photeon</text:p>
      <text:p text:style-name="P3">Hoveon</text:p>
      <text:p text:style-name="P3">Yimbee</text:p>
      <text:p text:style-name="P3">Nimbee</text:p>
      <text:p text:style-name="P4">Yamselia</text:p>
      <text:p text:style-name="P3">Protosolaria</text:p>
      <text:p text:style-name="P3">Mega Flygon</text:p>
      <text:p text:style-name="P3">Rotom-Lamp</text:p>
      <text:p text:style-name="P3">Kiraki Sentret</text:p>
      <text:p text:style-name="P3">Kiraki Furret</text:p>
      <text:p text:style-name="P3">Kiraki Skarmory</text:p>
      <text:p text:style-name="P3">Kiraki Taillow</text:p>
      <text:p text:style-name="P3">Kiraki Swellow</text:p>
      <text:p text:style-name="P4">Kiraki-Vivillon</text:p>
      <text:p text:style-name="P4">Kiarki-Yanma</text:p>
      <text:p text:style-name="P3"/>
      <text:p text:style-name="P2">Moves</text:p>
      <text:p text:style-name="P8"><text:span text:style-name="T1">Sunbeam <text:line-break/></text:span>Sunrise <text:line-break/>Gamma Ray Burst <text:line-break/>Shine </text:p>
      <text:p text:style-name="P8">Beacon </text:p>
      <text:p text:style-name="P7">Flicker </text:p>
      <text:p text:style-name="P7">Fancy Flash </text:p>
      <text:p text:style-name="P7">Shimmer Sphere </text:p>
      <text:p text:style-name="P6">Lithium Burn</text:p>
      <text:p text:style-name="P9">Physical Attacks </text:p>
      <text:p text:style-name="P7">Blinding Rush </text:p>
      <text:p text:style-name="P7">Holy Blade </text:p>
      <text:p text:style-name="P7">Solar Fists </text:p>
      <text:p text:style-name="P7">Laser Claw </text:p>
      <text:p text:style-name="P6">Supernova</text:p>
      <text:p text:style-name="P9">Status moves </text:p>
      <text:p text:style-name="P7">Prism Shot </text:p>
      <text:p text:style-name="P7">X-ray Eyes </text:p>
      <text:p text:style-name="P7">Blinding Beam </text:p>
      <text:p text:style-name="P7">Lightspeed </text:p>
      <text:p text:style-name="P7">Sunset </text:p>
      <text:p text:style-name="P6">Dance of the Dawn</text:p>
      <text:p text:style-name="P10">Mystery Potion<text:line-break/>Nor’Easter</text:p>
      <text:p text:style-name="P10">Terra Firma</text:p>
      <text:p text:style-name="P10">Lithium Burn</text:p>
      <text:p text:style-name="P3"/>
      <text:p text:style-name="P2">Items</text:p>
      <text:p text:style-name="P3">Legendite</text:p>
      <text:p text:style-name="P3"><text:soft-page-break/>Prism Plate</text:p>
      <text:p text:style-name="P3">Crann Berry</text:p>
      <text:p text:style-name="P3">Light Memory</text:p>
      <text:p text:style-name="P3">Light Gem</text:p>
      <text:p text:style-name="P3">Magnifying Glass</text:p>
      <text:p text:style-name="P3">Pink Glitter</text:p>
      <text:p text:style-name="P3">Hatchet</text:p>
      <text:p text:style-name="P3">Fly Whistle</text:p>
      <text:p text:style-name="P3">Pond Patch</text:p>
      <text:p text:style-name="P3">Stim Packs</text:p>
      <text:p text:style-name="P3">Dynamite</text:p>
      <text:p text:style-name="P3">Flashlight</text:p>
      <text:p text:style-name="P3">K-Pass</text:p>
      <text:p text:style-name="P3"/>
      <text:p text:style-name="P2">Mechanical Changes</text:p>
      <text:p text:style-name="P3">Breeding</text:p>
      <text:p text:style-name="P3">Shinies</text:p>
      <text:p text:style-name="P3">Battling- type effectiveness</text:p>
      <text:p text:style-name="P3">Megas <text:span text:style-name="T2">(Flygon, Necrozma, Gigantamax)</text:span></text:p>
      <text:p text:style-name="P4">Miscellaneous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04:32.139469320</meta:creation-date>
    <dc:date>2022-11-03T15:55:12.341230393</dc:date>
    <meta:editing-duration>PT3H27M12S</meta:editing-duration>
    <meta:editing-cycles>1</meta:editing-cycles>
    <meta:document-statistic meta:table-count="0" meta:image-count="0" meta:object-count="0" meta:page-count="2" meta:paragraph-count="104" meta:word-count="164" meta:character-count="1141" meta:non-whitespace-character-count="1061"/>
    <meta:generator>LibreOffice/7.3.6.2$Linux_X86_64 LibreOffice_project/30$Build-2</meta:generator>
  </office:meta>
</office:document-meta>
</file>